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9ec16"/>
    </style:style>
    <style:style style:name="P2" style:family="paragraph" style:parent-style-name="Standard">
      <style:text-properties officeooo:paragraph-rsid="001a38dc"/>
    </style:style>
    <style:style style:name="P3" style:family="paragraph" style:parent-style-name="Standard">
      <style:text-properties officeooo:paragraph-rsid="001cadfb"/>
    </style:style>
    <style:style style:name="P4" style:family="paragraph" style:parent-style-name="Standard">
      <style:text-properties officeooo:paragraph-rsid="001fefec"/>
    </style:style>
    <style:style style:name="P5" style:family="paragraph" style:parent-style-name="Standard">
      <style:text-properties officeooo:paragraph-rsid="00263e5d"/>
    </style:style>
    <style:style style:name="T1" style:family="text">
      <style:text-properties officeooo:rsid="0019ec16"/>
    </style:style>
    <style:style style:name="T2" style:family="text">
      <style:text-properties officeooo:rsid="001a38dc"/>
    </style:style>
    <style:style style:name="T3" style:family="text">
      <style:text-properties officeooo:rsid="001b081e"/>
    </style:style>
    <style:style style:name="T4" style:family="text">
      <style:text-properties officeooo:rsid="001cadfb"/>
    </style:style>
    <style:style style:name="T5" style:family="text">
      <style:text-properties officeooo:rsid="001cef3c"/>
    </style:style>
    <style:style style:name="T6" style:family="text">
      <style:text-properties officeooo:rsid="001e2594"/>
    </style:style>
    <style:style style:name="T7" style:family="text">
      <style:text-properties officeooo:rsid="001fefec"/>
    </style:style>
    <style:style style:name="T8" style:family="text">
      <style:text-properties officeooo:rsid="00210dc3"/>
    </style:style>
    <style:style style:name="T9" style:family="text">
      <style:text-properties officeooo:rsid="00224694"/>
    </style:style>
    <style:style style:name="T10" style:family="text">
      <style:text-properties officeooo:rsid="0022697b"/>
    </style:style>
    <style:style style:name="T11" style:family="text">
      <style:text-properties officeooo:rsid="00229bd2"/>
    </style:style>
    <style:style style:name="T12" style:family="text">
      <style:text-properties officeooo:rsid="0023a00d"/>
    </style:style>
    <style:style style:name="T13" style:family="text">
      <style:text-properties officeooo:rsid="0025454c"/>
    </style:style>
    <style:style style:name="T14" style:family="text">
      <style:text-properties officeooo:rsid="00263e5d"/>
    </style:style>
    <style:style style:name="T15" style:family="text">
      <style:text-properties officeooo:rsid="0027202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ersonal Reflective Report: </text:span><text:span text:style-name="T15">Daniel Stuessy</text:span></text:p>
      <text:p text:style-name="P1"><text:span text:style-name="T1"/></text:p>
      <text:p text:style-name="P2"><text:span text:style-name="T2">Working on this group project has been an interesting experience. It was of a large scale, and nothing like my previous ones. </text:span><text:span text:style-name="T3">For this reason, it provided an opportunity for growth in the areas of competence and <text:s/></text:span><text:span text:style-name="T4">interpersonal skills.</text:span></text:p>
      <text:p text:style-name="P2"><text:span text:style-name="T4"/></text:p>
      <text:p text:style-name="P3"><text:span text:style-name="T4">Under the category of competence, time management possibly plays the biggest role. In the past, this has been of great weakness, </text:span><text:span text:style-name="T5">slowly</text:span><text:span text:style-name="T4"> improving </text:span><text:span text:style-name="T5">over the years</text:span><text:span text:style-name="T4">. However, even more improvement is required, as has been noted in my group leader's critical feedback report. </text:span><text:span text:style-name="T5">Specific points made were that I was highly forgetful, and as a result, </text:span><text:span text:style-name="T6">falling behind on assigned tasks</text:span><text:span text:style-name="T5">. This made me a weak </text:span><text:span text:style-name="T6">and unreliable end of the group. I was, however, unaware of the level of forgetfulness. I did know, I was forgetting a few things, but not to the extent stated in the report. To improve this, using a calendar for personal note taking could help. This would require putting in the effort, making a habit of checking the calendar at regular times. </text:span></text:p>
      <text:p text:style-name="P3"><text:span text:style-name="T6"/></text:p>
      <text:p text:style-name="P4"><text:span text:style-name="T7">Under the category of interpersonal skills, I could say some improvement has been made. The first group project I had in this course went through several issues with interpersonal skills. People just did not get along, or communicate in an effective way with each other, causing delays and inefficiency. In </text:span><text:span text:style-name="T8">this year's</text:span><text:span text:style-name="T7"> group</text:span><text:span text:style-name="T8"> </text:span><text:span text:style-name="T10">project </text:span><text:span text:style-name="T8">however</text:span><text:span text:style-name="T7">, there were minor, </text:span><text:span text:style-name="T9">maybe even no issues</text:span><text:span text:style-name="T7"> as </text:span><text:span text:style-name="T8">to</text:span><text:span text:style-name="T7"> my best recollection. </text:span><text:span text:style-name="T10">This was of great benefit </text:span><text:span text:style-name="T11">to</text:span><text:span text:style-name="T10"> situations </text:span><text:span text:style-name="T12">where</text:span><text:span text:style-name="T10"> arguments were </text:span><text:span text:style-name="T13">easily caused</text:span><text:span text:style-name="T10">. </text:span><text:span text:style-name="T14">Of course, this area also spares some room for improvement, which I can obtain through the practice of social sills. </text:span></text:p>
      <text:p text:style-name="P4"><text:span text:style-name="T14"/></text:p>
      <text:p text:style-name="P5"><text:span text:style-name="T14">Generally, this has been an interesting learning experience, as the size and type of the project were quite different to previous ones. This gave me the chance to critically observe my performance and reflect on possible improvement. In regards to time management, the bane of my academic career, there is still much to learn. Interpersonal skills, on the other hand, seemed to improve during this group project, however still need refinement. Hopefully, with better time management skills I will be able to perform better in future group projec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Stuessy</meta:initial-creator>
    <meta:creation-date>2013-02-18T10:22:43</meta:creation-date>
    <dc:date>2013-02-18T12:22:25</dc:date>
    <dc:creator>Daniel Stuessy</dc:creator>
    <meta:editing-duration>PT1H58M15S</meta:editing-duration>
    <meta:editing-cycles>13</meta:editing-cycles>
    <meta:generator>LibreOffice/3.6$Linux_X86_64 LibreOffice_project/360m1$Build-2</meta:generator>
    <meta:document-statistic meta:table-count="0" meta:image-count="0" meta:object-count="0" meta:page-count="1" meta:paragraph-count="5" meta:word-count="359" meta:character-count="2169" meta:non-whitespace-character-count="1811"/>
  </office:meta>
</office:document-meta>
</file>